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50000000C408040F024409FE4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eorgia1" svg:font-family="Georgia"/>
    <style:font-face style:name="Liberation Serif2" svg:font-family="'Liberation Serif'"/>
    <style:font-face style:name="Rockwell" svg:font-family="Rockwell"/>
    <style:font-face style:name="Verdana1" svg:font-family="Verdana"/>
    <style:font-face style:name="Zapf Dingbats" svg:font-family="'Zapf Dingbats'"/>
    <style:font-face style:name="DejaVu Sans1" svg:font-family="'DejaVu Sans'" style:font-pitch="variable"/>
    <style:font-face style:name="Georgia" svg:font-family="Georgia" style:font-pitch="variable"/>
    <style:font-face style:name="Liberation Serif1" svg:font-family="'Liberation Serif'" style:font-pitch="variable"/>
    <style:font-face style:name="Rockwell1" svg:font-family="Rockwell" style:font-pitch="variable"/>
    <style:font-face style:name="Verdana" svg:font-family="Verdana" style:font-pitch="variable"/>
    <style:font-face style:name="Zapf Dingbats1" svg:font-family="'Zapf Dingbat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6.41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solid" draw:fill-color="#000000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6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objectwithoutfill">
      <style:graphic-properties draw:fill="solid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7cm" fo:min-width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0pt" style:font-size-asian="20pt" style:font-size-complex="20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1pt" style:font-size-asian="11pt" style:font-size-complex="11pt"/>
    </style:style>
    <style:style style:name="P6" style:family="paragraph">
      <loext:graphic-properties draw:fill="none"/>
      <style:text-properties fo:font-size="8pt" style:font-size-asian="8pt" style:font-size-complex="8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none"/>
      <style:text-properties fo:font-size="10.5pt" style:font-size-asian="10.5pt" style:font-size-complex="10.5pt"/>
    </style:style>
    <style:style style:name="P9" style:family="paragraph">
      <loext:graphic-properties draw:fill="none"/>
      <style:text-properties fo:font-size="12pt" style:font-size-asian="12pt" style:font-size-complex="12pt"/>
    </style:style>
    <style:style style:name="P10" style:family="paragraph">
      <loext:graphic-properties draw:fill="none"/>
      <style:text-properties fo:font-size="14pt" style:font-size-asian="14pt" style:font-size-complex="14pt"/>
    </style:style>
    <style:style style:name="P11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 draw:fill-color="#ffffff"/>
      <style:text-properties fo:font-size="11pt" style:font-size-asian="11pt" style:font-size-complex="11pt"/>
    </style:style>
    <style:style style:name="P14" style:family="paragraph">
      <loext:graphic-properties draw:fill="solid"/>
      <style:paragraph-properties fo:text-align="center"/>
    </style:style>
    <style:style style:name="T1" style:family="text">
      <style:text-properties fo:color="#000000" style:font-name="Verdana1" fo:font-size="20pt" style:font-size-asian="20pt" style:font-name-complex="Verdana1" style:font-size-complex="20pt"/>
    </style:style>
    <style:style style:name="T2" style:family="text">
      <style:text-properties fo:color="#000000" style:font-name="Verdana1" fo:font-size="16pt" style:font-size-asian="16pt" style:font-name-complex="Verdana1" style:font-size-complex="16pt"/>
    </style:style>
    <style:style style:name="T3" style:family="text">
      <style:text-properties fo:color="#000000" style:font-name="Verdana1" fo:font-size="20pt" fo:font-weight="bold" style:font-size-asian="20pt" style:font-name-complex="Verdana1" style:font-size-complex="20pt" style:font-weight-complex="bold"/>
    </style:style>
    <style:style style:name="T4" style:family="text">
      <style:text-properties fo:color="#000000" style:font-name="Georgia1" fo:font-size="11pt" fo:font-weight="bold" style:font-size-asian="11pt" style:font-name-complex="Georgia1" style:font-size-complex="11pt" style:font-weight-complex="bold"/>
    </style:style>
    <style:style style:name="T5" style:family="text">
      <style:text-properties fo:color="#000000" style:font-name="Verdana1" fo:font-size="8pt" style:text-underline-style="solid" style:text-underline-width="auto" style:text-underline-color="font-color" style:font-size-asian="8pt" style:font-name-complex="Verdana1" style:font-size-complex="8pt"/>
    </style:style>
    <style:style style:name="T6" style:family="text">
      <style:text-properties fo:color="#000000" style:font-name="Verdana1" fo:font-size="8pt" style:font-size-asian="8pt" style:font-name-complex="Verdana1" style:font-size-complex="8pt"/>
    </style:style>
    <style:style style:name="T7" style:family="text">
      <style:text-properties fo:color="#000000" style:font-name="Georgia1" fo:font-size="10pt" style:font-size-asian="10pt" style:font-name-complex="Georgia1" style:font-size-complex="10pt"/>
    </style:style>
    <style:style style:name="T8" style:family="text">
      <style:text-properties fo:color="#000000" style:font-name="Georgia1" fo:font-size="10.5pt" style:font-size-asian="10.5pt" style:font-name-complex="Georgia1" style:font-size-complex="10.5pt"/>
    </style:style>
    <style:style style:name="T9" style:family="text">
      <style:text-properties fo:color="#000000" style:font-name="Georgia1" fo:font-size="12pt" style:font-size-asian="12pt" style:font-name-complex="Georgia1" style:font-size-complex="12pt"/>
    </style:style>
    <style:style style:name="T10" style:family="text">
      <style:text-properties fo:color="#000000" style:font-name="Georgia1" fo:font-size="11pt" style:font-size-asian="11pt" style:font-name-complex="Georgia1" style:font-size-complex="11pt"/>
    </style:style>
    <style:style style:name="T11" style:family="text">
      <style:text-properties fo:color="#000000" style:font-name="Georgia1" fo:font-size="14pt" fo:font-weight="bold" style:font-size-asian="14pt" style:font-name-complex="Georgia1" style:font-size-complex="14pt" style:font-weight-complex="bold"/>
    </style:style>
    <style:style style:name="T12" style:family="text">
      <style:text-properties fo:color="#000000" style:font-name="Zapf Dingbats" fo:font-size="11pt" style:font-size-asian="11pt" style:font-name-complex="Zapf Dingbats" style:font-size-complex="11pt"/>
    </style:style>
    <style:style style:name="T13" style:family="text">
      <style:text-properties fo:color="#000000" style:font-name="Rockwell" fo:font-size="11pt" style:font-size-asian="11pt" style:font-name-complex="Rockwell" style:font-size-complex="11pt"/>
    </style:style>
    <style:style style:name="T14" style:family="text">
      <style:text-properties fo:color="#000000" style:text-outline="true" style:font-name="Zapf Dingbats" fo:font-size="11pt" style:font-size-asian="11pt" style:font-name-complex="Zapf Dingbats" style:font-size-complex="11pt"/>
    </style:style>
    <style:style style:name="T15" style:family="text">
      <style:text-properties fo:color="#333333" style:font-name="Liberation Serif2" fo:font-size="12pt" fo:font-weight="bold" style:font-size-asian="12pt" style:font-name-complex="Liberation Serif2" style:font-size-complex="12pt" style:font-weight-complex="bold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color="#000000" style:font-name="Georgia1" fo:font-size="14pt" style:font-size-asian="14pt" style:font-name-complex="Georgia1" style:font-size-complex="14pt"/>
    </style:style>
    <style:style style:name="T18" style:family="text">
      <style:text-properties fo:color="#000000" style:font-name="Verdana1" fo:font-size="12pt" style:font-size-asian="12pt" style:font-name-complex="Verdana1" style:font-size-complex="12pt"/>
    </style:style>
    <style:style style:name="T19" style:family="text">
      <style:text-properties fo:color="#000000" style:font-name="Georgia1" fo:font-size="10pt" fo:font-weight="bold" style:font-size-asian="10pt" style:font-name-complex="Georgia1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2.198cm" svg:height="1.484cm" svg:x="0.854cm" svg:y="0.631cm">
          <draw:image xlink:href="Pictures/1000000000000650000000C408040F024409FE4C.jpg" xlink:type="simple" xlink:show="embed" xlink:actuate="onLoad" loext:mime-type="image/jpeg">
            <text:p/>
          </draw:image>
        </draw:frame>
        <draw:frame draw:style-name="gr2" draw:text-style-name="P3" draw:layer="layout" svg:width="5.624cm" svg:height="0.822cm" svg:x="2.505cm" svg:y="3.385cm">
          <draw:text-box>
            <text:p text:style-name="P2"><text:span text:style-name="T1">C</text:span><text:span text:style-name="T1">o</text:span><text:span text:style-name="T1">n</text:span><text:span text:style-name="T1">t</text:span><text:span text:style-name="T1">r</text:span><text:span text:style-name="T1">a</text:span><text:span text:style-name="T1">c</text:span><text:span text:style-name="T1">t</text:span><text:span text:style-name="T1"> </text:span><text:span text:style-name="T1">f</text:span><text:span text:style-name="T1">o</text:span><text:span text:style-name="T1">r</text:span><text:span text:style-name="T1"> </text:span><text:span text:style-name="T1">t</text:span><text:span text:style-name="T1">h</text:span><text:span text:style-name="T1">e</text:span></text:p>
          </draw:text-box>
        </draw:frame>
        <draw:frame draw:style-name="gr3" draw:text-style-name="P4" draw:layer="layout" svg:width="0.563cm" svg:height="0.653cm" svg:x="8.128cm" svg:y="3.51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7.245cm" svg:height="0.822cm" svg:x="11.091cm" svg:y="3.385cm">
          <draw:text-box>
            <text:p text:style-name="P2"><text:span text:style-name="T3">Bachelor’s </text:span><text:span text:style-name="T3">project</text:span></text:p>
          </draw:text-box>
        </draw:frame>
        <draw:frame draw:style-name="gr3" draw:text-style-name="P4" draw:layer="layout" svg:width="0.563cm" svg:height="0.653cm" svg:x="18.274cm" svg:y="3.51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5.95cm" svg:height="0.653cm" svg:x="12.481cm" svg:y="4.232cm">
          <draw:text-box>
            <text:p text:style-name="P2"><text:span text:style-name="T2">Art</text:span><text:span text:style-name="T2">ific</text:span><text:span text:style-name="T2">ial </text:span><text:span text:style-name="T2">Int</text:span><text:span text:style-name="T2">elli</text:span><text:span text:style-name="T2">ge</text:span><text:span text:style-name="T2">nc</text:span><text:span text:style-name="T2">e </text:span></text:p>
          </draw:text-box>
        </draw:frame>
        <draw:frame draw:style-name="gr4" draw:text-style-name="P5" draw:layer="layout" svg:width="3.012cm" svg:height="0.458cm" svg:x="2.505cm" svg:y="5.358cm">
          <draw:text-box>
            <text:p text:style-name="P2"><text:span text:style-name="T4">P</text:span><text:span text:style-name="T4">r</text:span><text:span text:style-name="T4">o</text:span><text:span text:style-name="T4">j</text:span><text:span text:style-name="T4">e</text:span><text:span text:style-name="T4">c</text:span><text:span text:style-name="T4">t </text:span><text:span text:style-name="T4">t</text:span><text:span text:style-name="T4">i</text:span><text:span text:style-name="T4">t</text:span><text:span text:style-name="T4">l</text:span><text:span text:style-name="T4">e</text:span><text:span text:style-name="T4">: <text:s/></text:span></text:p>
          </draw:text-box>
        </draw:frame>
        <draw:frame draw:style-name="gr5" draw:text-style-name="P6" draw:layer="layout" svg:width="10.077cm" svg:height="0.331cm" svg:x="5.182cm" svg:y="5.457cm">
          <draw:text-box>
            <text:p text:style-name="P2"><text:span text:style-name="T5">____________</text:span><text:span text:style-name="T5">____________</text:span><text:span text:style-name="T5">____________</text:span><text:span text:style-name="T5">____________</text:span><text:span text:style-name="T5">____________</text:span><text:span text:style-name="T5">__________</text:span></text:p>
          </draw:text-box>
        </draw:frame>
        <draw:frame draw:style-name="gr5" draw:text-style-name="P6" draw:layer="layout" svg:width="12.236cm" svg:height="0.331cm" svg:x="2.505cm" svg:y="6.035cm">
          <draw:text-box>
            <text:p text:style-name="P2"><text:span text:style-name="T6">_______________</text:span><text:span text:style-name="T6">_______________</text:span><text:span text:style-name="T6">_______________</text:span><text:span text:style-name="T6">_______________</text:span><text:span text:style-name="T6">_______________</text:span><text:span text:style-name="T6">__________</text:span></text:p>
          </draw:text-box>
        </draw:frame>
        <draw:frame draw:style-name="gr4" draw:text-style-name="P5" draw:layer="layout" svg:width="3.177cm" svg:height="0.458cm" svg:x="2.505cm" svg:y="6.886cm">
          <draw:text-box>
            <text:p text:style-name="P2"><text:span text:style-name="T4">Academic </text:span><text:span text:style-name="T4">year</text:span></text:p>
          </draw:text-box>
        </draw:frame>
        <draw:frame draw:style-name="gr6" draw:text-style-name="P7" draw:layer="layout" svg:width="0.352cm" svg:height="0.412cm" svg:x="5.426cm" svg:y="6.919cm">
          <draw:text-box>
            <text:p text:style-name="P2"><text:span text:style-name="T7">:</text:span></text:p>
          </draw:text-box>
        </draw:frame>
        <draw:frame draw:style-name="gr6" draw:text-style-name="P7" draw:layer="layout" svg:width="2.525cm" svg:height="0.412cm" svg:x="10.421cm" svg:y="6.919cm">
          <draw:text-box>
            <text:p text:style-name="P2"><text:span text:style-name="T7"><text:s/></text:span><text:span text:style-name="T7">2020 – <text:s/>2021 </text:span></text:p>
          </draw:text-box>
        </draw:frame>
        <draw:frame draw:style-name="gr4" draw:text-style-name="P5" draw:layer="layout" svg:width="2.042cm" svg:height="0.458cm" svg:x="13.935cm" svg:y="6.886cm">
          <draw:text-box>
            <text:p text:style-name="P2"><text:span text:style-name="T4">Semester</text:span></text:p>
          </draw:text-box>
        </draw:frame>
        <draw:frame draw:style-name="gr6" draw:text-style-name="P7" draw:layer="layout" svg:width="0.352cm" svg:height="0.412cm" svg:x="15.801cm" svg:y="6.919cm">
          <draw:text-box>
            <text:p text:style-name="P2"><text:span text:style-name="T7">: <text:s/></text:span></text:p>
          </draw:text-box>
        </draw:frame>
        <draw:frame draw:style-name="gr7" draw:text-style-name="P8" draw:layer="layout" svg:width="0.828cm" svg:height="0.433cm" svg:x="16.083cm" svg:y="6.902cm">
          <draw:text-box>
            <text:p text:style-name="P2"><text:span text:style-name="T8">1 / 2</text:span></text:p>
          </draw:text-box>
        </draw:frame>
        <draw:frame draw:style-name="gr4" draw:text-style-name="P5" draw:layer="layout" svg:width="1.869cm" svg:height="0.458cm" svg:x="2.505cm" svg:y="7.56cm">
          <draw:text-box>
            <text:p text:style-name="P2"><text:span text:style-name="T4">Student:</text:span></text:p>
          </draw:text-box>
        </draw:frame>
        <draw:frame draw:style-name="gr8" draw:text-style-name="P9" draw:layer="layout" svg:width="4.235cm" svg:height="0.497cm" svg:x="4.484cm" svg:y="7.527cm">
          <draw:text-box>
            <text:p text:style-name="P2"><text:span text:style-name="T9">_______________</text:span><text:span text:style-name="T9">_____</text:span></text:p>
          </draw:text-box>
        </draw:frame>
        <draw:frame draw:style-name="gr4" draw:text-style-name="P5" draw:layer="layout" svg:width="3.147cm" svg:height="0.454cm" svg:x="10.421cm" svg:y="7.56cm">
          <draw:text-box>
            <text:p text:style-name="P2"><text:span text:style-name="T10">student </text:span><text:span text:style-name="T10">number</text:span></text:p>
          </draw:text-box>
        </draw:frame>
        <draw:frame draw:style-name="gr8" draw:text-style-name="P9" draw:layer="layout" svg:width="0.422cm" svg:height="0.497cm" svg:x="13.173cm" svg:y="7.527cm">
          <draw:text-box>
            <text:p text:style-name="P2"><text:span text:style-name="T9">:</text:span></text:p>
          </draw:text-box>
        </draw:frame>
        <draw:frame draw:style-name="gr4" draw:text-style-name="P5" draw:layer="layout" svg:width="3.312cm" svg:height="0.454cm" svg:x="13.935cm" svg:y="7.56cm">
          <draw:text-box>
            <text:p text:style-name="P2"><text:span text:style-name="T10">_______________</text:span><text:span text:style-name="T10">__</text:span></text:p>
          </draw:text-box>
        </draw:frame>
        <draw:frame draw:style-name="gr4" draw:text-style-name="P5" draw:layer="layout" svg:width="2.081cm" svg:height="0.454cm" svg:x="2.505cm" svg:y="8.04cm">
          <draw:text-box>
            <text:p text:style-name="P2"><text:span text:style-name="T10">telephone:</text:span></text:p>
          </draw:text-box>
        </draw:frame>
        <draw:frame draw:style-name="gr8" draw:text-style-name="P9" draw:layer="layout" svg:width="4.235cm" svg:height="0.497cm" svg:x="4.484cm" svg:y="8.007cm">
          <draw:text-box>
            <text:p text:style-name="P2"><text:span text:style-name="T9">_______________</text:span><text:span text:style-name="T9">_____</text:span></text:p>
          </draw:text-box>
        </draw:frame>
        <draw:frame draw:style-name="gr4" draw:text-style-name="P5" draw:layer="layout" svg:width="3.008cm" svg:height="0.454cm" svg:x="10.421cm" svg:y="8.04cm">
          <draw:text-box>
            <text:p text:style-name="P2"><text:span text:style-name="T10">e-mail address:</text:span></text:p>
          </draw:text-box>
        </draw:frame>
        <draw:frame draw:style-name="gr4" draw:text-style-name="P5" draw:layer="layout" svg:width="3.312cm" svg:height="0.454cm" svg:x="13.935cm" svg:y="8.04cm">
          <draw:text-box>
            <text:p text:style-name="P2"><text:span text:style-name="T10">_______________</text:span><text:span text:style-name="T10">__</text:span></text:p>
          </draw:text-box>
        </draw:frame>
        <draw:frame draw:style-name="gr4" draw:text-style-name="P5" draw:layer="layout" svg:width="17.841cm" svg:height="0.454cm" svg:x="2.505cm" svg:y="8.491cm">
          <draw:text-box>
            <text:p text:style-name="P2"><text:span text:style-name="T10">hereby </text:span><text:span text:style-name="T10">undertakes to </text:span><text:span text:style-name="T10">complete the </text:span><text:span text:style-name="T10">Bachelor’s </text:span><text:span text:style-name="T10">project in </text:span><text:span text:style-name="T10">accordance </text:span><text:span text:style-name="T10">with the </text:span><text:span text:style-name="T10">agreements </text:span></text:p>
          </draw:text-box>
        </draw:frame>
        <draw:frame draw:style-name="gr4" draw:text-style-name="P5" draw:layer="layout" svg:width="1.293cm" svg:height="0.454cm" svg:x="2.505cm" svg:y="8.932cm">
          <draw:text-box>
            <text:p text:style-name="P2"><text:span text:style-name="T10">below.</text:span></text:p>
          </draw:text-box>
        </draw:frame>
        <draw:frame draw:style-name="gr4" draw:text-style-name="P5" draw:layer="layout" svg:width="6.492cm" svg:height="0.458cm" svg:x="2.505cm" svg:y="9.571cm">
          <draw:text-box>
            <text:p text:style-name="P2"><text:span text:style-name="T4">Supervisor</text:span><text:span text:style-name="T10">: </text:span><text:span text:style-name="T10">_______________</text:span><text:span text:style-name="T10">_____</text:span></text:p>
          </draw:text-box>
        </draw:frame>
        <draw:frame draw:style-name="gr4" draw:text-style-name="P5" draw:layer="layout" svg:width="3.008cm" svg:height="0.454cm" svg:x="10.421cm" svg:y="9.571cm">
          <draw:text-box>
            <text:p text:style-name="P2"><text:span text:style-name="T10">e-mail address:</text:span></text:p>
          </draw:text-box>
        </draw:frame>
        <draw:frame draw:style-name="gr4" draw:text-style-name="P5" draw:layer="layout" svg:width="3.312cm" svg:height="0.454cm" svg:x="13.935cm" svg:y="9.571cm">
          <draw:text-box>
            <text:p text:style-name="P2"><text:span text:style-name="T10">_______________</text:span><text:span text:style-name="T10">__</text:span></text:p>
          </draw:text-box>
        </draw:frame>
        <draw:frame draw:style-name="gr4" draw:text-style-name="P5" draw:layer="layout" svg:width="17.917cm" svg:height="0.454cm" svg:x="2.505cm" svg:y="10.012cm">
          <draw:text-box>
            <text:p text:style-name="P2"><text:span text:style-name="T10">hereby </text:span><text:span text:style-name="T10">undertakes to </text:span><text:span text:style-name="T10">supervise the </text:span><text:span text:style-name="T10">Bachelor’s </text:span><text:span text:style-name="T10">project in </text:span><text:span text:style-name="T10">accordance </text:span><text:span text:style-name="T10">with the </text:span><text:span text:style-name="T10">agreements </text:span></text:p>
          </draw:text-box>
        </draw:frame>
        <draw:frame draw:style-name="gr4" draw:text-style-name="P5" draw:layer="layout" svg:width="1.293cm" svg:height="0.454cm" svg:x="2.505cm" svg:y="10.453cm">
          <draw:text-box>
            <text:p text:style-name="P2"><text:span text:style-name="T10">below.</text:span></text:p>
          </draw:text-box>
        </draw:frame>
        <draw:frame draw:style-name="gr9" draw:text-style-name="P10" draw:layer="layout" svg:width="3.27cm" svg:height="0.586cm" svg:x="2.505cm" svg:y="11.977cm">
          <draw:text-box>
            <text:p text:style-name="P2"><text:span text:style-name="T11">Supervisio</text:span><text:span text:style-name="T11">n</text:span></text:p>
          </draw:text-box>
        </draw:frame>
        <draw:frame draw:style-name="gr4" draw:text-style-name="P5" draw:layer="layout" svg:width="17.816cm" svg:height="0.454cm" svg:x="2.505cm" svg:y="12.541cm">
          <draw:text-box>
            <text:p text:style-name="P2"><text:span text:style-name="T10">The student </text:span><text:span text:style-name="T10">and supervisor </text:span><text:span text:style-name="T10">make </text:span><text:span text:style-name="T10">agreements on </text:span><text:span text:style-name="T10">the nature of </text:span><text:span text:style-name="T10">the supervision </text:span><text:span text:style-name="T10">and on the </text:span></text:p>
          </draw:text-box>
        </draw:frame>
        <draw:frame draw:style-name="gr4" draw:text-style-name="P5" draw:layer="layout" svg:width="17.536cm" svg:height="0.454cm" svg:x="2.505cm" svg:y="12.982cm">
          <draw:text-box>
            <text:p text:style-name="P2"><text:span text:style-name="T10">frequency of </text:span><text:span text:style-name="T10">the supervision </text:span><text:span text:style-name="T10">meetings, i.e. </text:span><text:span text:style-name="T10">what is </text:span><text:span text:style-name="T10">expected of the </text:span><text:span text:style-name="T10">student and </text:span><text:span text:style-name="T10">what the </text:span></text:p>
          </draw:text-box>
        </draw:frame>
        <draw:frame draw:style-name="gr4" draw:text-style-name="P5" draw:layer="layout" svg:width="7.321cm" svg:height="0.454cm" svg:x="2.505cm" svg:y="13.423cm">
          <draw:text-box>
            <text:p text:style-name="P2"><text:span text:style-name="T10">student can </text:span><text:span text:style-name="T10">expect of the </text:span><text:span text:style-name="T10">supervisor.</text:span></text:p>
          </draw:text-box>
        </draw:frame>
        <draw:frame draw:style-name="gr4" draw:text-style-name="P5" draw:layer="layout" svg:width="8.646cm" svg:height="0.458cm" svg:x="2.505cm" svg:y="14.305cm">
          <draw:text-box>
            <text:p text:style-name="P2"><text:span text:style-name="T4">Agreements </text:span><text:span text:style-name="T4">with regard to </text:span><text:span text:style-name="T4">supervision:</text:span></text:p>
          </draw:text-box>
        </draw:frame>
        <draw:frame draw:style-name="gr6" draw:text-style-name="P7" draw:layer="layout" svg:width="12.008cm" svg:height="0.412cm" svg:x="2.505cm" svg:y="14.743cm">
          <draw:text-box>
            <text:p text:style-name="P2"><text:span text:style-name="T7">[It is not </text:span><text:span text:style-name="T7">necessary to tick </text:span><text:span text:style-name="T7">all these points; </text:span><text:span text:style-name="T7">they are only </text:span><text:span text:style-name="T7">examples. </text:span></text:p>
          </draw:text-box>
        </draw:frame>
        <draw:frame draw:style-name="gr6" draw:text-style-name="P7" draw:layer="layout" svg:width="9.933cm" svg:height="0.412cm" svg:x="2.505cm" svg:y="15.145cm">
          <draw:text-box>
            <text:p text:style-name="P2"><text:span text:style-name="T7">The student and </text:span><text:span text:style-name="T7">supervisor make </text:span><text:span text:style-name="T7">agreements </text:span><text:span text:style-name="T7">together]</text:span></text:p>
          </draw:text-box>
        </draw:frame>
        <draw:frame draw:style-name="gr4" draw:text-style-name="P5" draw:layer="layout" svg:width="0.459cm" svg:height="0.467cm" svg:x="2.505cm" svg:y="15.895cm">
          <draw:text-box>
            <text:p text:style-name="P2"><text:span text:style-name="T12">❑ </text:span></text:p>
          </draw:text-box>
        </draw:frame>
        <draw:frame draw:style-name="gr10" draw:text-style-name="P11" draw:layer="layout" svg:width="16.415cm" svg:height="0.454cm" svg:x="2.907cm" svg:y="15.945cm">
          <draw:text-box>
            <text:p text:style-name="P2"><text:span text:style-name="T10">Frequency of </text:span><text:span text:style-name="T10">supervision </text:span><text:span text:style-name="T10">meetings: </text:span><text:span text:style-name="T10">every week / </text:span><text:span text:style-name="T10">every other </text:span><text:span text:style-name="T10">week / other, </text:span><text:span text:style-name="T10">namely </text:span></text:p>
          </draw:text-box>
        </draw:frame>
        <draw:frame draw:style-name="gr4" draw:text-style-name="P5" draw:layer="layout" svg:width="2.728cm" svg:height="0.454cm" svg:x="2.505cm" svg:y="16.386cm">
          <draw:text-box>
            <text:p text:style-name="P2"><text:span text:style-name="T10">______________</text:span></text:p>
          </draw:text-box>
        </draw:frame>
        <draw:frame draw:style-name="gr4" draw:text-style-name="P5" draw:layer="layout" svg:width="0.459cm" svg:height="0.467cm" svg:x="2.505cm" svg:y="17.179cm">
          <draw:text-box>
            <text:p text:style-name="P2"><text:span text:style-name="T12">❑ </text:span></text:p>
          </draw:text-box>
        </draw:frame>
        <draw:frame draw:style-name="gr4" draw:text-style-name="P5" draw:layer="layout" svg:width="13.845cm" svg:height="0.454cm" svg:x="2.907cm" svg:y="17.229cm">
          <draw:text-box>
            <text:p text:style-name="P2"><text:span text:style-name="T10">The student </text:span><text:span text:style-name="T10">will keep the </text:span><text:span text:style-name="T10">supervisor </text:span><text:span text:style-name="T10">informed about </text:span><text:span text:style-name="T10">project </text:span><text:span text:style-name="T10">progress.</text:span></text:p>
          </draw:text-box>
        </draw:frame>
        <draw:frame draw:style-name="gr4" draw:text-style-name="P5" draw:layer="layout" svg:width="0.459cm" svg:height="0.467cm" svg:x="2.505cm" svg:y="18.019cm">
          <draw:text-box>
            <text:p text:style-name="P2"><text:span text:style-name="T12">❑ </text:span></text:p>
          </draw:text-box>
        </draw:frame>
        <draw:frame draw:style-name="gr4" draw:text-style-name="P5" draw:layer="layout" svg:width="16.652cm" svg:height="0.454cm" svg:x="2.907cm" svg:y="18.069cm">
          <draw:text-box>
            <text:p text:style-name="P2"><text:span text:style-name="T10">The student </text:span><text:span text:style-name="T10">will submit </text:span><text:span text:style-name="T10">work for </text:span><text:span text:style-name="T10">reading at </text:span><text:span text:style-name="T10">least ____ </text:span><text:span text:style-name="T10">working days </text:span><text:span text:style-name="T10">in advance by </text:span><text:span text:style-name="T10">e-</text:span></text:p>
          </draw:text-box>
        </draw:frame>
        <draw:frame draw:style-name="gr4" draw:text-style-name="P5" draw:layer="layout" svg:width="8.744cm" svg:height="0.454cm" svg:x="2.505cm" svg:y="18.51cm">
          <draw:text-box>
            <text:p text:style-name="P2"><text:span text:style-name="T10">mail / other, </text:span><text:span text:style-name="T10">namely </text:span><text:span text:style-name="T10">_______________</text:span><text:span text:style-name="T10">_________</text:span></text:p>
          </draw:text-box>
        </draw:frame>
        <draw:frame draw:style-name="gr4" draw:text-style-name="P5" draw:layer="layout" svg:width="0.459cm" svg:height="0.467cm" svg:x="2.505cm" svg:y="19.303cm">
          <draw:text-box>
            <text:p text:style-name="P2"><text:span text:style-name="T12">❑ </text:span></text:p>
          </draw:text-box>
        </draw:frame>
        <draw:frame draw:style-name="gr4" draw:text-style-name="P5" draw:layer="layout" svg:width="12.401cm" svg:height="0.454cm" svg:x="2.907cm" svg:y="19.353cm">
          <draw:text-box>
            <text:p text:style-name="P2"><text:span text:style-name="T13">T</text:span><text:span text:style-name="T10">he supervisor </text:span><text:span text:style-name="T10">will read the </text:span><text:span text:style-name="T10">student’s work </text:span><text:span text:style-name="T10">and give </text:span><text:span text:style-name="T10">feedback.</text:span></text:p>
          </draw:text-box>
        </draw:frame>
        <draw:frame draw:style-name="gr4" draw:text-style-name="P5" draw:layer="layout" svg:width="0.459cm" svg:height="0.467cm" svg:x="2.505cm" svg:y="20.143cm">
          <draw:text-box>
            <text:p text:style-name="P2"><text:span text:style-name="T12">❑ </text:span></text:p>
          </draw:text-box>
        </draw:frame>
        <draw:frame draw:style-name="gr4" draw:text-style-name="P5" draw:layer="layout" svg:width="16.317cm" svg:height="0.454cm" svg:x="2.907cm" svg:y="20.193cm">
          <draw:text-box>
            <text:p text:style-name="P2"><text:span text:style-name="T10">After each </text:span><text:span text:style-name="T10">meeting, the </text:span><text:span text:style-name="T10">student will </text:span><text:span text:style-name="T10">send the </text:span><text:span text:style-name="T10">supervisor a </text:span><text:span text:style-name="T10">short e-mail </text:span><text:span text:style-name="T10">confirming </text:span></text:p>
          </draw:text-box>
        </draw:frame>
        <draw:frame draw:style-name="gr4" draw:text-style-name="P5" draw:layer="layout" svg:width="13.439cm" svg:height="0.454cm" svg:x="2.505cm" svg:y="20.634cm">
          <draw:text-box>
            <text:p text:style-name="P2"><text:span text:style-name="T10">agreements </text:span><text:span text:style-name="T10">made during </text:span><text:span text:style-name="T10">the meeting, </text:span><text:span text:style-name="T10">changes to the </text:span><text:span text:style-name="T10">schedule, etc.</text:span></text:p>
          </draw:text-box>
        </draw:frame>
        <draw:frame draw:style-name="gr4" draw:text-style-name="P5" draw:layer="layout" svg:width="0.459cm" svg:height="0.467cm" svg:x="2.505cm" svg:y="21.427cm">
          <draw:text-box>
            <text:p text:style-name="P2"><text:span text:style-name="T12">❑ </text:span></text:p>
          </draw:text-box>
        </draw:frame>
        <draw:frame draw:style-name="gr4" draw:text-style-name="P5" draw:layer="layout" svg:width="11.491cm" svg:height="0.454cm" svg:x="2.907cm" svg:y="21.477cm">
          <draw:text-box>
            <text:p text:style-name="P2"><text:span text:style-name="T10">_______________</text:span><text:span text:style-name="T10">_______________</text:span><text:span text:style-name="T10">_______________</text:span><text:span text:style-name="T10">______________</text:span></text:p>
          </draw:text-box>
        </draw:frame>
        <draw:frame draw:style-name="gr4" draw:text-style-name="P5" draw:layer="layout" svg:width="0.459cm" svg:height="0.467cm" svg:x="2.505cm" svg:y="22.266cm">
          <draw:text-box>
            <text:p text:style-name="P2"><text:span text:style-name="T12">❑ </text:span></text:p>
          </draw:text-box>
        </draw:frame>
        <draw:frame draw:style-name="gr4" draw:text-style-name="P5" draw:layer="layout" svg:width="11.491cm" svg:height="0.454cm" svg:x="2.907cm" svg:y="22.316cm">
          <draw:text-box>
            <text:p text:style-name="P2"><text:span text:style-name="T10">_______________</text:span><text:span text:style-name="T10">_______________</text:span><text:span text:style-name="T10">_______________</text:span><text:span text:style-name="T10">______________</text:span></text:p>
          </draw:text-box>
        </draw:frame>
        <draw:frame draw:style-name="gr9" draw:text-style-name="P10" draw:layer="layout" svg:width="3.245cm" svg:height="0.586cm" svg:x="2.505cm" svg:y="22.97cm">
          <draw:text-box>
            <text:p text:style-name="P2"><text:span text:style-name="T11">Assessmen</text:span><text:span text:style-name="T11">t</text:span></text:p>
          </draw:text-box>
        </draw:frame>
        <draw:frame draw:style-name="gr4" draw:text-style-name="P5" draw:layer="layout" svg:width="18.019cm" svg:height="0.454cm" svg:x="2.505cm" svg:y="23.53cm">
          <draw:text-box>
            <text:p text:style-name="P2"><text:span text:style-name="T10">The supervisor </text:span><text:span text:style-name="T10">and student </text:span><text:span text:style-name="T10">make </text:span><text:span text:style-name="T10">agreements on </text:span><text:span text:style-name="T10">the assessment </text:span><text:span text:style-name="T10">of the </text:span><text:span text:style-name="T10">Bachelor’s </text:span><text:span text:style-name="T10">project. </text:span></text:p>
          </draw:text-box>
        </draw:frame>
        <draw:frame draw:style-name="gr4" draw:text-style-name="P5" draw:layer="layout" svg:width="10.509cm" svg:height="0.454cm" svg:x="2.505cm" svg:y="23.971cm">
          <draw:text-box>
            <text:p text:style-name="P2"><text:span text:style-name="T10">These </text:span><text:span text:style-name="T10">agreements </text:span><text:span text:style-name="T10">can also be </text:span><text:span text:style-name="T10">made at a later </text:span><text:span text:style-name="T10">stage. </text:span></text:p>
          </draw:text-box>
        </draw:frame>
        <draw:frame draw:style-name="gr4" draw:text-style-name="P5" draw:layer="layout" svg:width="9.963cm" svg:height="0.458cm" svg:x="2.505cm" svg:y="24.853cm">
          <draw:text-box>
            <text:p text:style-name="P2"><text:span text:style-name="T4">Agreements </text:span><text:span text:style-name="T4">made with </text:span><text:span text:style-name="T4">regard to </text:span><text:span text:style-name="T4">assessment:</text:span></text:p>
          </draw:text-box>
        </draw:frame>
        <draw:frame draw:style-name="gr4" draw:text-style-name="P5" draw:layer="layout" svg:width="0.459cm" svg:height="0.467cm" svg:x="2.505cm" svg:y="25.685cm">
          <draw:text-box>
            <text:p text:style-name="P2"><text:span text:style-name="T14">❑ </text:span></text:p>
          </draw:text-box>
        </draw:frame>
        <draw:frame draw:style-name="gr4" draw:text-style-name="P5" draw:layer="layout" svg:width="13.536cm" svg:height="0.454cm" svg:x="2.907cm" svg:y="25.735cm">
          <draw:text-box>
            <text:p text:style-name="P2"><text:span text:style-name="T10">The student </text:span><text:span text:style-name="T10">will work alone </text:span><text:span text:style-name="T10">/ jointly on the </text:span><text:span text:style-name="T10">Bachelor’s </text:span><text:span text:style-name="T10">project report</text:span></text:p>
          </draw:text-box>
        </draw:frame>
        <draw:frame draw:style-name="gr4" draw:text-style-name="P5" draw:layer="layout" svg:width="5.467cm" svg:height="0.454cm" svg:x="2.505cm" svg:y="26.176cm">
          <draw:text-box>
            <text:p text:style-name="P2"><text:span text:style-name="T10">with </text:span><text:span text:style-name="T10">_______________</text:span><text:span text:style-name="T10">________</text:span></text:p>
          </draw:text-box>
        </draw:frame>
        <draw:polygon draw:style-name="gr11" draw:text-style-name="P12" draw:layer="layout" svg:width="15.966cm" svg:height="0.01cm" svg:x="2.501cm" svg:y="11.532cm" svg:viewBox="0 0 15967 11" draw:points="0,11 15967,11 15967,0 0,0">
          <text:p/>
        </draw:polygon>
        <draw:polygon draw:style-name="gr11" draw:text-style-name="P12" draw:layer="layout" svg:width="15.966cm" svg:height="0.012cm" svg:x="2.501cm" svg:y="11.514cm" svg:viewBox="0 0 15967 13" draw:points="0,13 15967,13 15967,0 0,0">
          <text:p/>
        </draw:polygon>
        <draw:frame draw:style-name="gr4" draw:text-style-name="P5" draw:layer="layout" svg:width="15.572cm" svg:height="0.454cm" svg:x="2.505cm" svg:y="27.058cm">
          <draw:text-box>
            <text:p text:style-name="P2"><text:span text:style-name="T10">Each student </text:span><text:span text:style-name="T10">will be given </text:span><text:span text:style-name="T10">an individual </text:span><text:span text:style-name="T10">mark for the </text:span><text:span text:style-name="T10">Bachelor’s </text:span><text:span text:style-name="T10">project report</text:span></text:p>
          </draw:text-box>
        </draw:frame>
        <draw:frame draw:style-name="gr8" draw:text-style-name="P9" draw:layer="layout" svg:width="4.108cm" svg:height="0.471cm" svg:x="8.153cm" svg:y="0.949cm">
          <draw:text-box>
            <text:p text:style-name="P2"><text:span text:style-name="T15">f</text:span><text:span text:style-name="T15">a</text:span><text:span text:style-name="T15">c</text:span><text:span text:style-name="T15">u</text:span><text:span text:style-name="T15">l</text:span><text:span text:style-name="T15">t</text:span><text:span text:style-name="T15">y</text:span><text:span text:style-name="T15"> </text:span><text:span text:style-name="T15">o</text:span><text:span text:style-name="T15">f</text:span><text:span text:style-name="T15"> </text:span><text:span text:style-name="T15">m</text:span><text:span text:style-name="T15">a</text:span><text:span text:style-name="T15">t</text:span><text:span text:style-name="T15">h</text:span><text:span text:style-name="T15">e</text:span><text:span text:style-name="T15">m</text:span><text:span text:style-name="T15">a</text:span><text:span text:style-name="T15">t</text:span><text:span text:style-name="T15">i</text:span><text:span text:style-name="T15">c</text:span><text:span text:style-name="T15">s</text:span></text:p>
          </draw:text-box>
        </draw:frame>
        <draw:frame draw:style-name="gr8" draw:text-style-name="P9" draw:layer="layout" svg:width="3.672cm" svg:height="0.471cm" svg:x="8.153cm" svg:y="1.436cm">
          <draw:text-box>
            <text:p text:style-name="P2"><text:span text:style-name="T15">and natural </text:span><text:span text:style-name="T15">sciences</text:span></text:p>
          </draw:text-box>
        </draw:frame>
        <draw:frame draw:style-name="gr8" draw:text-style-name="P9" draw:layer="layout" svg:width="3.914cm" svg:height="0.471cm" svg:x="13.31cm" svg:y="0.949cm">
          <draw:text-box>
            <text:p text:style-name="P2"><text:span text:style-name="T15">artificial </text:span><text:span text:style-name="T15">intelligence <text:s/></text:span></text:p>
          </draw:text-box>
        </draw:frame>
        <draw:frame draw:style-name="gr8" draw:text-style-name="P9" draw:layer="layout" svg:width="5.848cm" svg:height="0.471cm" svg:x="13.31cm" svg:y="1.436cm">
          <draw:text-box>
            <text:p text:style-name="P2"><text:span text:style-name="T15">huma</text:span><text:span text:style-name="T15">n-</text:span><text:span text:style-name="T15">machi</text:span><text:span text:style-name="T15">ne </text:span><text:span text:style-name="T15">comm</text:span><text:span text:style-name="T15">unicati</text:span><text:span text:style-name="T15">on</text:span></text:p>
          </draw:text-box>
        </draw:frame>
        <draw:frame draw:style-name="gr12" draw:text-style-name="P13" draw:layer="layout" svg:width="9.271cm" svg:height="1.016cm" svg:x="5.421cm" svg:y="5.31cm">
          <draw:text-box>
            <text:p><text:span text:style-name="T16">Isolating Wildfires using a waypoint-generating CNN based Multi-agent system</text:span></text:p>
          </draw:text-box>
        </draw:frame>
        <draw:frame draw:style-name="gr13" draw:text-style-name="P13" draw:layer="layout" svg:width="2.402cm" svg:height="0.433cm" svg:x="5.548cm" svg:y="9.501cm">
          <draw:text-box>
            <text:p><text:span text:style-name="T16">Marco Wiering</text:span></text:p>
          </draw:text-box>
        </draw:frame>
        <draw:frame draw:style-name="gr13" draw:text-style-name="P13" draw:layer="layout" svg:width="3.152cm" svg:height="0.433cm" svg:x="14.184cm" svg:y="9.374cm">
          <draw:text-box>
            <text:p><text:span text:style-name="T16">m.a.wiering@rug.</text:span><text:span text:style-name="T16">nl</text:span></text:p>
          </draw:text-box>
        </draw:frame>
        <draw:path draw:style-name="gr14" draw:text-style-name="P14" draw:layer="layout" svg:width="3.554cm" svg:height="0.042cm" svg:x="12.7cm" svg:y="16.42cm" svg:viewBox="0 0 3555 43" svg:d="M0 0c219 17 439 41 661 33 307-11 618 0 926 0 385 0 773 22 1158 0 238-14 475 4 711-33h99">
          <text:p/>
        </draw:path>
        <draw:frame draw:style-name="gr13" draw:text-style-name="P13" draw:layer="layout" svg:width="14.908cm" svg:height="0.865cm" svg:x="3.135cm" svg:y="21.566cm">
          <draw:text-box>
            <text:p><text:span text:style-name="T16">Junior Lecturers </text:span><text:span text:style-name="T16">Jelle Visser and </text:span><text:span text:style-name="T16">Henry Mathuis are </text:span><text:span text:style-name="T16">going to organize </text:span><text:span text:style-name="T16">online meetings </text:span><text:span text:style-name="T16">with us </text:span></text:p>
            <text:p><text:span text:style-name="T16">every 1-2 weeks.</text:span></text:p>
          </draw:text-box>
        </draw:frame>
      </draw:page>
      <draw:page draw:name="page2" draw:style-name="dp1" draw:master-page-name="master-page58">
        <draw:frame draw:style-name="gr9" draw:text-style-name="P10" draw:layer="layout" svg:width="6.725cm" svg:height="0.586cm" svg:x="2.505cm" svg:y="1.732cm">
          <draw:text-box>
            <text:p text:style-name="P2"><text:span text:style-name="T11">Schedule </text:span><text:span text:style-name="T11">and </text:span><text:span text:style-name="T11">deadlines</text:span><text:span text:style-name="T17"> </text:span></text:p>
          </draw:text-box>
        </draw:frame>
        <draw:frame draw:style-name="gr4" draw:text-style-name="P5" draw:layer="layout" svg:width="17.325cm" svg:height="0.454cm" svg:x="2.505cm" svg:y="2.293cm">
          <draw:text-box>
            <text:p text:style-name="P2"><text:span text:style-name="T10">The student </text:span><text:span text:style-name="T10">and the </text:span><text:span text:style-name="T10">supervisor </text:span><text:span text:style-name="T10">make </text:span><text:span text:style-name="T10">agreements </text:span><text:span text:style-name="T10">about the </text:span><text:span text:style-name="T10">project </text:span><text:span text:style-name="T10">scheduling and </text:span><text:span text:style-name="T10">the </text:span></text:p>
          </draw:text-box>
        </draw:frame>
        <draw:frame draw:style-name="gr4" draw:text-style-name="P5" draw:layer="layout" svg:width="18.307cm" svg:height="0.454cm" svg:x="2.505cm" svg:y="2.734cm">
          <draw:text-box>
            <text:p text:style-name="P2"><text:span text:style-name="T10">deadlines for </text:span><text:span text:style-name="T10">submitting </text:span><text:span text:style-name="T10">interim </text:span><text:span text:style-name="T10">products. </text:span><text:span text:style-name="T10">Changes to the </text:span><text:span text:style-name="T10">schedule/deadl</text:span><text:span text:style-name="T10">ines are </text:span><text:span text:style-name="T10">subject to </text:span></text:p>
          </draw:text-box>
        </draw:frame>
        <draw:frame draw:style-name="gr4" draw:text-style-name="P5" draw:layer="layout" svg:width="9.773cm" svg:height="0.454cm" svg:x="2.505cm" svg:y="3.175cm">
          <draw:text-box>
            <text:p text:style-name="P2"><text:span text:style-name="T10">consultation </text:span><text:span text:style-name="T10">between the </text:span><text:span text:style-name="T10">student and </text:span><text:span text:style-name="T10">supervisor.</text:span></text:p>
          </draw:text-box>
        </draw:frame>
        <draw:frame draw:style-name="gr4" draw:text-style-name="P5" draw:layer="layout" svg:width="11.055cm" svg:height="0.454cm" svg:x="2.505cm" svg:y="3.616cm">
          <draw:text-box>
            <text:p text:style-name="P2"><text:span text:style-name="T10">An example of </text:span><text:span text:style-name="T10">a schedule can </text:span><text:span text:style-name="T10">be found in the </text:span><text:span text:style-name="T10">Appendix.</text:span></text:p>
          </draw:text-box>
        </draw:frame>
        <draw:frame draw:style-name="gr4" draw:text-style-name="P5" draw:layer="layout" svg:width="9.853cm" svg:height="0.458cm" svg:x="2.505cm" svg:y="4.459cm">
          <draw:text-box>
            <text:p text:style-name="P2"><text:span text:style-name="T4">Agreements </text:span><text:span text:style-name="T4">made with </text:span><text:span text:style-name="T4">regard to </text:span><text:span text:style-name="T4">scheduling:</text:span></text:p>
          </draw:text-box>
        </draw:frame>
        <draw:frame draw:style-name="gr4" draw:text-style-name="P5" draw:layer="layout" svg:width="8.21cm" svg:height="0.454cm" svg:x="2.505cm" svg:y="5.298cm">
          <draw:text-box>
            <text:p text:style-name="P2"><text:span text:style-name="T10">Deadline for </text:span><text:span text:style-name="T10">submitting </text:span><text:span text:style-name="T10">further </text:span><text:span text:style-name="T10">schedule:</text:span></text:p>
          </draw:text-box>
        </draw:frame>
        <draw:frame draw:style-name="gr6" draw:text-style-name="P7" draw:layer="layout" svg:width="5.158cm" svg:height="0.412cm" svg:x="10.442cm" svg:y="5.331cm">
          <draw:text-box>
            <text:p text:style-name="P2"><text:span text:style-name="T7">_________________</text:span><text:span text:style-name="T7">____________</text:span></text:p>
          </draw:text-box>
        </draw:frame>
        <draw:frame draw:style-name="gr9" draw:text-style-name="P10" draw:layer="layout" svg:width="2.961cm" svg:height="0.586cm" svg:x="2.505cm" svg:y="7.204cm">
          <draw:text-box>
            <text:p text:style-name="P2"><text:span text:style-name="T11">Evaluation</text:span></text:p>
          </draw:text-box>
        </draw:frame>
        <draw:frame draw:style-name="gr4" draw:text-style-name="P5" draw:layer="layout" svg:width="18.489cm" svg:height="0.454cm" svg:x="2.505cm" svg:y="7.768cm">
          <draw:text-box>
            <text:p text:style-name="P2"><text:span text:style-name="T10">The Bachelor’s </text:span><text:span text:style-name="T10">project will be </text:span><text:span text:style-name="T10">evaluated after </text:span><text:span text:style-name="T10">two months. </text:span><text:span text:style-name="T10">Both parties </text:span><text:span text:style-name="T10">have the right </text:span><text:span text:style-name="T10">to end </text:span></text:p>
          </draw:text-box>
        </draw:frame>
        <draw:frame draw:style-name="gr4" draw:text-style-name="P5" draw:layer="layout" svg:width="17.371cm" svg:height="0.454cm" svg:x="2.505cm" svg:y="8.209cm">
          <draw:text-box>
            <text:p text:style-name="P2"><text:span text:style-name="T10">the supervisory </text:span><text:span text:style-name="T10">relationship or </text:span><text:span text:style-name="T10">make further </text:span><text:span text:style-name="T10">agreements </text:span><text:span text:style-name="T10">about the </text:span><text:span text:style-name="T10">nature and/or </text:span><text:span text:style-name="T10">other </text:span></text:p>
          </draw:text-box>
        </draw:frame>
        <draw:frame draw:style-name="gr4" draw:text-style-name="P5" draw:layer="layout" svg:width="5.251cm" svg:height="0.454cm" svg:x="2.505cm" svg:y="8.65cm">
          <draw:text-box>
            <text:p text:style-name="P2"><text:span text:style-name="T10">aspects of the </text:span><text:span text:style-name="T10">supervision.</text:span></text:p>
          </draw:text-box>
        </draw:frame>
        <draw:frame draw:style-name="gr4" draw:text-style-name="P5" draw:layer="layout" svg:width="9.739cm" svg:height="0.458cm" svg:x="2.505cm" svg:y="9.489cm">
          <draw:text-box>
            <text:p text:style-name="P2"><text:span text:style-name="T4">Agreements </text:span><text:span text:style-name="T4">made with </text:span><text:span text:style-name="T4">regard to </text:span><text:span text:style-name="T4">evaluation:</text:span></text:p>
          </draw:text-box>
        </draw:frame>
        <draw:frame draw:style-name="gr4" draw:text-style-name="P5" draw:layer="layout" svg:width="3.859cm" svg:height="0.454cm" svg:x="2.505cm" svg:y="10.371cm">
          <draw:text-box>
            <text:p text:style-name="P2"><text:span text:style-name="T10">Date of </text:span><text:span text:style-name="T10">evaluation: </text:span></text:p>
          </draw:text-box>
        </draw:frame>
        <draw:frame draw:style-name="gr6" draw:text-style-name="P7" draw:layer="layout" svg:width="5.158cm" svg:height="0.412cm" svg:x="10.442cm" svg:y="10.404cm">
          <draw:text-box>
            <text:p text:style-name="P2"><text:span text:style-name="T7">_________________</text:span><text:span text:style-name="T7">____________</text:span></text:p>
          </draw:text-box>
        </draw:frame>
        <draw:frame draw:style-name="gr9" draw:text-style-name="P10" draw:layer="layout" svg:width="5.035cm" svg:height="0.586cm" svg:x="2.505cm" svg:y="12.161cm">
          <draw:text-box>
            <text:p text:style-name="P2"><text:span text:style-name="T11">Other </text:span><text:span text:style-name="T11">agreement</text:span><text:span text:style-name="T11">s</text:span></text:p>
          </draw:text-box>
        </draw:frame>
        <draw:frame draw:style-name="gr6" draw:text-style-name="P7" draw:layer="layout" svg:width="13.32cm" svg:height="0.412cm" svg:x="2.505cm" svg:y="12.722cm">
          <draw:text-box>
            <text:p text:style-name="P2"><text:span text:style-name="T7">[e.g. about how </text:span><text:span text:style-name="T7">students will work </text:span><text:span text:style-name="T7">together if the </text:span><text:span text:style-name="T7">project is a joint </text:span><text:span text:style-name="T7">project]</text:span></text:p>
          </draw:text-box>
        </draw:frame>
        <draw:frame draw:style-name="gr4" draw:text-style-name="P5" draw:layer="layout" svg:width="0.459cm" svg:height="0.467cm" svg:x="3.048cm" svg:y="13.652cm">
          <draw:text-box>
            <text:p text:style-name="P2"><text:span text:style-name="T12">❑ </text:span></text:p>
          </draw:text-box>
        </draw:frame>
        <draw:frame draw:style-name="gr4" draw:text-style-name="P5" draw:layer="layout" svg:width="11.491cm" svg:height="0.454cm" svg:x="3.45cm" svg:y="13.702cm">
          <draw:text-box>
            <text:p text:style-name="P2"><text:span text:style-name="T10">_______________</text:span><text:span text:style-name="T10">_______________</text:span><text:span text:style-name="T10">_______________</text:span><text:span text:style-name="T10">______________</text:span></text:p>
          </draw:text-box>
        </draw:frame>
        <draw:frame draw:style-name="gr4" draw:text-style-name="P5" draw:layer="layout" svg:width="0.459cm" svg:height="0.467cm" svg:x="3.048cm" svg:y="14.523cm">
          <draw:text-box>
            <text:p text:style-name="P2"><text:span text:style-name="T12">❑ </text:span></text:p>
          </draw:text-box>
        </draw:frame>
        <draw:frame draw:style-name="gr4" draw:text-style-name="P5" draw:layer="layout" svg:width="11.491cm" svg:height="0.454cm" svg:x="3.45cm" svg:y="14.573cm">
          <draw:text-box>
            <text:p text:style-name="P2"><text:span text:style-name="T10">_______________</text:span><text:span text:style-name="T10">_______________</text:span><text:span text:style-name="T10">_______________</text:span><text:span text:style-name="T10">______________</text:span></text:p>
          </draw:text-box>
        </draw:frame>
        <draw:frame draw:style-name="gr4" draw:text-style-name="P5" draw:layer="layout" svg:width="0.459cm" svg:height="0.467cm" svg:x="3.048cm" svg:y="15.398cm">
          <draw:text-box>
            <text:p text:style-name="P2"><text:span text:style-name="T12">❑ </text:span></text:p>
          </draw:text-box>
        </draw:frame>
        <draw:frame draw:style-name="gr4" draw:text-style-name="P5" draw:layer="layout" svg:width="11.491cm" svg:height="0.454cm" svg:x="3.45cm" svg:y="15.448cm">
          <draw:text-box>
            <text:p text:style-name="P2"><text:span text:style-name="T10">_______________</text:span><text:span text:style-name="T10">_______________</text:span><text:span text:style-name="T10">_______________</text:span><text:span text:style-name="T10">______________</text:span></text:p>
          </draw:text-box>
        </draw:frame>
        <draw:frame draw:style-name="gr4" draw:text-style-name="P5" draw:layer="layout" svg:width="0.459cm" svg:height="0.467cm" svg:x="3.048cm" svg:y="16.269cm">
          <draw:text-box>
            <text:p text:style-name="P2"><text:span text:style-name="T12">❑ </text:span></text:p>
          </draw:text-box>
        </draw:frame>
        <draw:frame draw:style-name="gr4" draw:text-style-name="P5" draw:layer="layout" svg:width="11.491cm" svg:height="0.454cm" svg:x="3.45cm" svg:y="16.319cm">
          <draw:text-box>
            <text:p text:style-name="P2"><text:span text:style-name="T10">_______________</text:span><text:span text:style-name="T10">_______________</text:span><text:span text:style-name="T10">_______________</text:span><text:span text:style-name="T10">______________</text:span></text:p>
          </draw:text-box>
        </draw:frame>
        <draw:frame draw:style-name="gr4" draw:text-style-name="P5" draw:layer="layout" svg:width="0.459cm" svg:height="0.467cm" svg:x="3.048cm" svg:y="17.144cm">
          <draw:text-box>
            <text:p text:style-name="P2"><text:span text:style-name="T12">❑ </text:span></text:p>
          </draw:text-box>
        </draw:frame>
        <draw:frame draw:style-name="gr4" draw:text-style-name="P5" draw:layer="layout" svg:width="11.491cm" svg:height="0.454cm" svg:x="3.45cm" svg:y="17.194cm">
          <draw:text-box>
            <text:p text:style-name="P2"><text:span text:style-name="T10">_______________</text:span><text:span text:style-name="T10">_______________</text:span><text:span text:style-name="T10">_______________</text:span><text:span text:style-name="T10">______________</text:span></text:p>
          </draw:text-box>
        </draw:frame>
        <draw:frame draw:style-name="gr4" draw:text-style-name="P5" draw:layer="layout" svg:width="9.612cm" svg:height="0.458cm" svg:x="2.505cm" svg:y="19.417cm">
          <draw:text-box>
            <text:p text:style-name="P2"><text:span text:style-name="T4">Provision </text:span><text:span text:style-name="T4">regarding the </text:span><text:span text:style-name="T4">right to </text:span><text:span text:style-name="T4">supervision</text:span></text:p>
          </draw:text-box>
        </draw:frame>
        <draw:frame draw:style-name="gr4" draw:text-style-name="P5" draw:layer="layout" svg:width="18.307cm" svg:height="0.454cm" svg:x="2.505cm" svg:y="19.858cm">
          <draw:text-box>
            <text:p text:style-name="P2"><text:span text:style-name="T10">The student is </text:span><text:span text:style-name="T10">entitled to </text:span><text:span text:style-name="T10">supervision </text:span><text:span text:style-name="T10">during the </text:span><text:span text:style-name="T10">semester in </text:span><text:span text:style-name="T10">which he/she is </text:span><text:span text:style-name="T10">working on the </text:span></text:p>
          </draw:text-box>
        </draw:frame>
        <draw:frame draw:style-name="gr4" draw:text-style-name="P5" draw:layer="layout" svg:width="18.531cm" svg:height="0.454cm" svg:x="2.505cm" svg:y="20.299cm">
          <draw:text-box>
            <text:p text:style-name="P2"><text:span text:style-name="T10">project. In </text:span><text:span text:style-name="T10">principle, there </text:span><text:span text:style-name="T10">will be no </text:span><text:span text:style-name="T10">further </text:span><text:span text:style-name="T10">supervision </text:span><text:span text:style-name="T10">after this </text:span><text:span text:style-name="T10">semester (no </text:span><text:span text:style-name="T10">meetings, no </text:span></text:p>
          </draw:text-box>
        </draw:frame>
        <draw:frame draw:style-name="gr4" draw:text-style-name="P5" draw:layer="layout" svg:width="17.257cm" svg:height="0.454cm" svg:x="2.505cm" svg:y="20.74cm">
          <draw:text-box>
            <text:p text:style-name="P2"><text:span text:style-name="T10">feedback on </text:span><text:span text:style-name="T10">submitted </text:span><text:span text:style-name="T10">work). The </text:span><text:span text:style-name="T10">report on the </text:span><text:span text:style-name="T10">Bachelor’s </text:span><text:span text:style-name="T10">project </text:span><text:span text:style-name="T10">submitted after </text:span><text:span text:style-name="T10">the </text:span></text:p>
          </draw:text-box>
        </draw:frame>
        <draw:frame draw:style-name="gr4" draw:text-style-name="P5" draw:layer="layout" svg:width="17.752cm" svg:height="0.454cm" svg:x="2.505cm" svg:y="21.18cm">
          <draw:text-box>
            <text:p text:style-name="P2"><text:span text:style-name="T10">semester will </text:span><text:span text:style-name="T10">be assessed </text:span><text:span text:style-name="T10">only as the </text:span><text:span text:style-name="T10">final version. </text:span><text:span text:style-name="T10">The final </text:span><text:span text:style-name="T10">version of the </text:span><text:span text:style-name="T10">report will not </text:span></text:p>
          </draw:text-box>
        </draw:frame>
        <draw:frame draw:style-name="gr4" draw:text-style-name="P5" draw:layer="layout" svg:width="12.186cm" svg:height="0.454cm" svg:x="2.505cm" svg:y="21.621cm">
          <draw:text-box>
            <text:p text:style-name="P2"><text:span text:style-name="T10">necessarily be </text:span><text:span text:style-name="T10">approved (it </text:span><text:span text:style-name="T10">can still be </text:span><text:span text:style-name="T10">rejected at this </text:span><text:span text:style-name="T10">stage).</text:span></text:p>
          </draw:text-box>
        </draw:frame>
        <draw:frame draw:style-name="gr4" draw:text-style-name="P5" draw:layer="layout" svg:width="18.286cm" svg:height="0.454cm" svg:x="2.505cm" svg:y="22.461cm">
          <draw:text-box>
            <text:p text:style-name="P2"><text:span text:style-name="T10">By signing this </text:span><text:span text:style-name="T10">contract, the </text:span><text:span text:style-name="T10">student also </text:span><text:span text:style-name="T10">confirms that </text:span><text:span text:style-name="T10">he/she has </text:span><text:span text:style-name="T10">read and </text:span><text:span text:style-name="T10">understood </text:span><text:span text:style-name="T10">this </text:span></text:p>
          </draw:text-box>
        </draw:frame>
        <draw:frame draw:style-name="gr4" draw:text-style-name="P5" draw:layer="layout" svg:width="1.941cm" svg:height="0.454cm" svg:x="2.505cm" svg:y="22.902cm">
          <draw:text-box>
            <text:p text:style-name="P2"><text:span text:style-name="T10">provision.</text:span></text:p>
          </draw:text-box>
        </draw:frame>
        <draw:frame draw:style-name="gr4" draw:text-style-name="P5" draw:layer="layout" svg:width="4.189cm" svg:height="0.454cm" svg:x="2.505cm" svg:y="23.83cm">
          <draw:text-box>
            <text:p text:style-name="P2"><text:span text:style-name="T10">Signature of </text:span><text:span text:style-name="T10">student:</text:span></text:p>
          </draw:text-box>
        </draw:frame>
        <draw:frame draw:style-name="gr4" draw:text-style-name="P5" draw:layer="layout" svg:width="3.046cm" svg:height="0.454cm" svg:x="12.347cm" svg:y="23.83cm">
          <draw:text-box>
            <text:p text:style-name="P2"><text:span text:style-name="T10">Place and date:</text:span></text:p>
          </draw:text-box>
        </draw:frame>
        <draw:frame draw:style-name="gr4" draw:text-style-name="P5" draw:layer="layout" svg:width="4.773cm" svg:height="0.454cm" svg:x="2.505cm" svg:y="25.685cm">
          <draw:text-box>
            <text:p text:style-name="P2"><text:span text:style-name="T10">Signature of </text:span><text:span text:style-name="T10">supervisor:</text:span></text:p>
          </draw:text-box>
        </draw:frame>
        <draw:polygon draw:style-name="gr11" draw:text-style-name="P12" draw:layer="layout" svg:width="15.966cm" svg:height="0.015cm" svg:x="2.501cm" svg:y="1.509cm" svg:viewBox="0 0 15967 16" draw:points="0,16 15967,16 15967,0 0,0">
          <text:p/>
        </draw:polygon>
        <draw:polygon draw:style-name="gr11" draw:text-style-name="P12" draw:layer="layout" svg:width="15.966cm" svg:height="0.014cm" svg:x="2.501cm" svg:y="6.985cm" svg:viewBox="0 0 15967 15" draw:points="0,15 15967,15 15967,0 0,0">
          <text:p/>
        </draw:polygon>
        <draw:polygon draw:style-name="gr11" draw:text-style-name="P12" draw:layer="layout" svg:width="15.966cm" svg:height="0.014cm" svg:x="2.501cm" svg:y="11.941cm" svg:viewBox="0 0 15967 15" draw:points="0,15 15967,15 15967,0 0,0">
          <text:p/>
        </draw:polygon>
        <draw:polygon draw:style-name="gr11" draw:text-style-name="P12" draw:layer="layout" svg:width="15.966cm" svg:height="0.015cm" svg:x="2.501cm" svg:y="18.982cm" svg:viewBox="0 0 15967 16" draw:points="0,16 15967,16 15967,0 0,0">
          <text:p/>
        </draw:polygon>
        <draw:frame draw:style-name="gr4" draw:text-style-name="P5" draw:layer="layout" svg:width="3.169cm" svg:height="0.454cm" svg:x="12.347cm" svg:y="25.685cm">
          <draw:text-box>
            <text:p text:style-name="P2"><text:span text:style-name="T10">Place and date: </text:span></text:p>
          </draw:text-box>
        </draw:frame>
        <draw:frame draw:style-name="gr15" draw:text-style-name="P13" draw:layer="layout" svg:width="11.557cm" svg:height="1.729cm" svg:x="3.77cm" svg:y="13.565cm">
          <draw:text-box>
            <text:p><text:span text:style-name="T16">The CNN part of </text:span><text:span text:style-name="T16">the project will be </text:span><text:span text:style-name="T16">a joint effort, then </text:span><text:span text:style-name="T16">we will branch out</text:span></text:p>
            <text:p><text:span text:style-name="T16"/></text:p>
            <text:p><text:span text:style-name="T16">with the different </text:span><text:span text:style-name="T16">algorithms for </text:span><text:span text:style-name="T16">waypoint </text:span><text:span text:style-name="T16">assignment and </text:span><text:span text:style-name="T16">action selection</text:span></text:p>
          </draw:text-box>
        </draw:frame>
      </draw:page>
      <draw:page draw:name="page3" draw:style-name="dp1" draw:master-page-name="master-page63">
        <draw:frame draw:style-name="gr8" draw:text-style-name="P9" draw:layer="layout" svg:width="10.839cm" svg:height="0.497cm" svg:x="2.505cm" svg:y="1.784cm">
          <draw:text-box>
            <text:p text:style-name="P2"><text:span text:style-name="T18">Appendix to </text:span><text:span text:style-name="T18">the Contract </text:span><text:span text:style-name="T18">for the </text:span><text:span text:style-name="T18">Bachelor’s </text:span><text:span text:style-name="T18">project</text:span></text:p>
          </draw:text-box>
        </draw:frame>
        <draw:frame draw:style-name="gr9" draw:text-style-name="P10" draw:layer="layout" svg:width="6.648cm" svg:height="0.586cm" svg:x="2.505cm" svg:y="2.823cm">
          <draw:text-box>
            <text:p text:style-name="P2"><text:span text:style-name="T11">Schedule </text:span><text:span text:style-name="T11">and </text:span><text:span text:style-name="T11">Deadlines</text:span></text:p>
          </draw:text-box>
        </draw:frame>
        <draw:frame draw:style-name="gr8" draw:text-style-name="P9" draw:layer="layout" svg:width="0.422cm" svg:height="0.497cm" svg:x="8.573cm" svg:y="2.888cm">
          <draw:text-box>
            <text:p text:style-name="P2"><text:span text:style-name="T9"><text:s/></text:span></text:p>
          </draw:text-box>
        </draw:frame>
        <draw:frame draw:style-name="gr4" draw:text-style-name="P5" draw:layer="layout" svg:width="18.269cm" svg:height="0.454cm" svg:x="2.505cm" svg:y="3.386cm">
          <draw:text-box>
            <text:p text:style-name="P2"><text:span text:style-name="T10">The student </text:span><text:span text:style-name="T10">and the </text:span><text:span text:style-name="T10">supervisor may </text:span><text:span text:style-name="T10">make </text:span><text:span text:style-name="T10">agreements </text:span><text:span text:style-name="T10">about the </text:span><text:span text:style-name="T10">project </text:span><text:span text:style-name="T10">scheduling and </text:span><text:span text:style-name="T10">the </text:span></text:p>
          </draw:text-box>
        </draw:frame>
        <draw:frame draw:style-name="gr4" draw:text-style-name="P5" draw:layer="layout" svg:width="8.49cm" svg:height="0.454cm" svg:x="2.505cm" svg:y="3.827cm">
          <draw:text-box>
            <text:p text:style-name="P2"><text:span text:style-name="T10">deadlines for </text:span><text:span text:style-name="T10">submitting </text:span><text:span text:style-name="T10">interim </text:span><text:span text:style-name="T10">products. </text:span></text:p>
          </draw:text-box>
        </draw:frame>
        <draw:frame draw:style-name="gr4" draw:text-style-name="P5" draw:layer="layout" svg:width="17.515cm" svg:height="0.454cm" svg:x="2.505cm" svg:y="4.268cm">
          <draw:text-box>
            <text:p text:style-name="P2"><text:span text:style-name="T10">Changes to the </text:span><text:span text:style-name="T10">schedule/deadl</text:span><text:span text:style-name="T10">ines are </text:span><text:span text:style-name="T10">subject to </text:span><text:span text:style-name="T10">consultation </text:span><text:span text:style-name="T10">between the </text:span><text:span text:style-name="T10">student and <text:s/></text:span></text:p>
          </draw:text-box>
        </draw:frame>
        <draw:frame draw:style-name="gr4" draw:text-style-name="P5" draw:layer="layout" svg:width="2.199cm" svg:height="0.454cm" svg:x="2.505cm" svg:y="4.709cm">
          <draw:text-box>
            <text:p text:style-name="P2"><text:span text:style-name="T10">supervisor.</text:span></text:p>
          </draw:text-box>
        </draw:frame>
        <draw:frame draw:style-name="gr4" draw:text-style-name="P5" draw:layer="layout" svg:width="4.058cm" svg:height="0.458cm" svg:x="2.505cm" svg:y="5.591cm">
          <draw:text-box>
            <text:p text:style-name="P2"><text:span text:style-name="T4">Agreed </text:span><text:span text:style-name="T4">deadlines: </text:span></text:p>
          </draw:text-box>
        </draw:frame>
        <draw:frame draw:style-name="gr6" draw:text-style-name="P7" draw:layer="layout" svg:width="17.337cm" svg:height="0.416cm" svg:x="2.505cm" svg:y="6.03cm">
          <draw:text-box>
            <text:p text:style-name="P2"><text:span text:style-name="T7">[This is an </text:span><text:span text:style-name="T19">example</text:span><text:span text:style-name="T7">. the </text:span><text:span text:style-name="T7">student and </text:span><text:span text:style-name="T7">supervisor decide </text:span><text:span text:style-name="T7">the aspects on </text:span><text:span text:style-name="T7">which agreements </text:span><text:span text:style-name="T7">will be </text:span></text:p>
          </draw:text-box>
        </draw:frame>
        <draw:frame draw:style-name="gr6" draw:text-style-name="P7" draw:layer="layout" svg:width="1.111cm" svg:height="0.412cm" svg:x="2.505cm" svg:y="6.432cm">
          <draw:text-box>
            <text:p text:style-name="P2"><text:span text:style-name="T7">made]</text:span></text:p>
          </draw:text-box>
        </draw:frame>
        <draw:frame draw:style-name="gr4" draw:text-style-name="P5" draw:layer="layout" svg:width="2.762cm" svg:height="0.458cm" svg:x="2.505cm" svg:y="7.274cm">
          <draw:text-box>
            <text:p text:style-name="P2"><text:span text:style-name="T4">Project work</text:span></text:p>
          </draw:text-box>
        </draw:frame>
        <draw:frame draw:style-name="gr6" draw:text-style-name="P7" draw:layer="layout" svg:width="7.669cm" svg:height="0.412cm" svg:x="2.949cm" svg:y="8.122cm">
          <draw:text-box>
            <text:p text:style-name="P2"><text:span text:style-name="T7">Deadline for </text:span><text:span text:style-name="T7">submitting </text:span><text:span text:style-name="T7">research </text:span><text:span text:style-name="T7">question:</text:span></text:p>
          </draw:text-box>
        </draw:frame>
        <draw:frame draw:style-name="gr6" draw:text-style-name="P7" draw:layer="layout" svg:width="5.158cm" svg:height="0.412cm" svg:x="12.347cm" svg:y="8.122cm">
          <draw:text-box>
            <text:p text:style-name="P2"><text:span text:style-name="T7">_________________</text:span><text:span text:style-name="T7">____________</text:span></text:p>
          </draw:text-box>
        </draw:frame>
        <draw:frame draw:style-name="gr6" draw:text-style-name="P7" draw:layer="layout" svg:width="5.421cm" svg:height="0.412cm" svg:x="2.949cm" svg:y="8.721cm">
          <draw:text-box>
            <text:p text:style-name="P2"><text:span text:style-name="T7">Deadline for </text:span><text:span text:style-name="T7">literature survey:</text:span></text:p>
          </draw:text-box>
        </draw:frame>
        <draw:frame draw:style-name="gr6" draw:text-style-name="P7" draw:layer="layout" svg:width="5.158cm" svg:height="0.412cm" svg:x="12.347cm" svg:y="8.721cm">
          <draw:text-box>
            <text:p text:style-name="P2"><text:span text:style-name="T7">_________________</text:span><text:span text:style-name="T7">____________</text:span></text:p>
          </draw:text-box>
        </draw:frame>
        <draw:frame draw:style-name="gr6" draw:text-style-name="P7" draw:layer="layout" svg:width="7.436cm" svg:height="0.412cm" svg:x="2.949cm" svg:y="9.321cm">
          <draw:text-box>
            <text:p text:style-name="P2"><text:span text:style-name="T7">Deadline for </text:span><text:span text:style-name="T7">setup of model / </text:span><text:span text:style-name="T7">experiment:</text:span></text:p>
          </draw:text-box>
        </draw:frame>
        <draw:frame draw:style-name="gr6" draw:text-style-name="P7" draw:layer="layout" svg:width="5.158cm" svg:height="0.412cm" svg:x="12.347cm" svg:y="9.321cm">
          <draw:text-box>
            <text:p text:style-name="P2"><text:span text:style-name="T7">_________________</text:span><text:span text:style-name="T7">____________</text:span></text:p>
          </draw:text-box>
        </draw:frame>
        <draw:frame draw:style-name="gr6" draw:text-style-name="P7" draw:layer="layout" svg:width="6.725cm" svg:height="0.412cm" svg:x="2.949cm" svg:y="9.921cm">
          <draw:text-box>
            <text:p text:style-name="P2"><text:span text:style-name="T7">Deadline for data-</text:span><text:span text:style-name="T7">gathering </text:span><text:span text:style-name="T7">proposal:</text:span></text:p>
          </draw:text-box>
        </draw:frame>
        <draw:frame draw:style-name="gr6" draw:text-style-name="P7" draw:layer="layout" svg:width="5.158cm" svg:height="0.412cm" svg:x="12.347cm" svg:y="9.921cm">
          <draw:text-box>
            <text:p text:style-name="P2"><text:span text:style-name="T7">_________________</text:span><text:span text:style-name="T7">____________</text:span></text:p>
          </draw:text-box>
        </draw:frame>
        <draw:frame draw:style-name="gr6" draw:text-style-name="P7" draw:layer="layout" svg:width="7.906cm" svg:height="0.412cm" svg:x="2.949cm" svg:y="10.521cm">
          <draw:text-box>
            <text:p text:style-name="P2"><text:span text:style-name="T7">Date of </text:span><text:span text:style-name="T7">demonstration of </text:span><text:span text:style-name="T7">functioning </text:span><text:span text:style-name="T7">model:</text:span></text:p>
          </draw:text-box>
        </draw:frame>
        <draw:frame draw:style-name="gr6" draw:text-style-name="P7" draw:layer="layout" svg:width="5.158cm" svg:height="0.412cm" svg:x="12.347cm" svg:y="10.521cm">
          <draw:text-box>
            <text:p text:style-name="P2"><text:span text:style-name="T7">_________________</text:span><text:span text:style-name="T7">____________</text:span></text:p>
          </draw:text-box>
        </draw:frame>
        <draw:frame draw:style-name="gr6" draw:text-style-name="P7" draw:layer="layout" svg:width="8.27cm" svg:height="0.412cm" svg:x="2.949cm" svg:y="11.12cm">
          <draw:text-box>
            <text:p text:style-name="P2"><text:span text:style-name="T7">Date of </text:span><text:span text:style-name="T7">demonstration of </text:span><text:span text:style-name="T7">working </text:span><text:span text:style-name="T7">experiment:</text:span></text:p>
          </draw:text-box>
        </draw:frame>
        <draw:frame draw:style-name="gr6" draw:text-style-name="P7" draw:layer="layout" svg:width="5.158cm" svg:height="0.412cm" svg:x="12.347cm" svg:y="11.12cm">
          <draw:text-box>
            <text:p text:style-name="P2"><text:span text:style-name="T7">_________________</text:span><text:span text:style-name="T7">____________</text:span></text:p>
          </draw:text-box>
        </draw:frame>
        <draw:frame draw:style-name="gr6" draw:text-style-name="P7" draw:layer="layout" svg:width="6.42cm" svg:height="0.412cm" svg:x="2.949cm" svg:y="11.72cm">
          <draw:text-box>
            <text:p text:style-name="P2"><text:span text:style-name="T7">Deadline for data-</text:span><text:span text:style-name="T7">analysis proposal:</text:span></text:p>
          </draw:text-box>
        </draw:frame>
        <draw:frame draw:style-name="gr6" draw:text-style-name="P7" draw:layer="layout" svg:width="5.158cm" svg:height="0.412cm" svg:x="12.347cm" svg:y="11.72cm">
          <draw:text-box>
            <text:p text:style-name="P2"><text:span text:style-name="T7">_________________</text:span><text:span text:style-name="T7">____________</text:span></text:p>
          </draw:text-box>
        </draw:frame>
        <draw:frame draw:style-name="gr6" draw:text-style-name="P7" draw:layer="layout" svg:width="8.194cm" svg:height="0.412cm" svg:x="2.949cm" svg:y="12.32cm">
          <draw:text-box>
            <text:p text:style-name="P2"><text:span text:style-name="T7">Starting date for </text:span><text:span text:style-name="T7">data gathering / </text:span><text:span text:style-name="T7">experiment:</text:span></text:p>
          </draw:text-box>
        </draw:frame>
        <draw:frame draw:style-name="gr6" draw:text-style-name="P7" draw:layer="layout" svg:width="5.158cm" svg:height="0.412cm" svg:x="12.347cm" svg:y="12.32cm">
          <draw:text-box>
            <text:p text:style-name="P2"><text:span text:style-name="T7">_________________</text:span><text:span text:style-name="T7">____________</text:span></text:p>
          </draw:text-box>
        </draw:frame>
        <draw:frame draw:style-name="gr6" draw:text-style-name="P7" draw:layer="layout" svg:width="7.44cm" svg:height="0.412cm" svg:x="2.949cm" svg:y="12.919cm">
          <draw:text-box>
            <text:p text:style-name="P2"><text:span text:style-name="T7">End date for data </text:span><text:span text:style-name="T7">gathering / </text:span><text:span text:style-name="T7">experiment:</text:span></text:p>
          </draw:text-box>
        </draw:frame>
        <draw:frame draw:style-name="gr6" draw:text-style-name="P7" draw:layer="layout" svg:width="5.158cm" svg:height="0.412cm" svg:x="12.347cm" svg:y="12.919cm">
          <draw:text-box>
            <text:p text:style-name="P2"><text:span text:style-name="T7">_________________</text:span><text:span text:style-name="T7">____________</text:span></text:p>
          </draw:text-box>
        </draw:frame>
        <draw:frame draw:style-name="gr6" draw:text-style-name="P7" draw:layer="layout" svg:width="6.708cm" svg:height="0.412cm" svg:x="2.949cm" svg:y="13.519cm">
          <draw:text-box>
            <text:p text:style-name="P2"><text:span text:style-name="T7">Deadline for </text:span><text:span text:style-name="T7">results for data </text:span><text:span text:style-name="T7">analysis:</text:span></text:p>
          </draw:text-box>
        </draw:frame>
        <draw:frame draw:style-name="gr6" draw:text-style-name="P7" draw:layer="layout" svg:width="5.158cm" svg:height="0.412cm" svg:x="12.347cm" svg:y="13.519cm">
          <draw:text-box>
            <text:p text:style-name="P2"><text:span text:style-name="T7">_________________</text:span><text:span text:style-name="T7">____________</text:span></text:p>
          </draw:text-box>
        </draw:frame>
        <draw:frame draw:style-name="gr6" draw:text-style-name="P7" draw:layer="layout" svg:width="3.842cm" svg:height="0.412cm" svg:x="2.949cm" svg:y="14.119cm">
          <draw:text-box>
            <text:p text:style-name="P2"><text:span text:style-name="T7">Date of data </text:span><text:span text:style-name="T7">analysis:</text:span></text:p>
          </draw:text-box>
        </draw:frame>
        <draw:frame draw:style-name="gr6" draw:text-style-name="P7" draw:layer="layout" svg:width="5.158cm" svg:height="0.412cm" svg:x="12.347cm" svg:y="14.119cm">
          <draw:text-box>
            <text:p text:style-name="P2"><text:span text:style-name="T7">_________________</text:span><text:span text:style-name="T7">____________</text:span></text:p>
          </draw:text-box>
        </draw:frame>
        <draw:frame draw:style-name="gr6" draw:text-style-name="P7" draw:layer="layout" svg:width="5.692cm" svg:height="0.412cm" svg:x="2.949cm" svg:y="14.719cm">
          <draw:text-box>
            <text:p text:style-name="P2"><text:span text:style-name="T7">Date </text:span><text:span text:style-name="T7">_________________</text:span><text:span text:style-name="T7">_________:</text:span></text:p>
          </draw:text-box>
        </draw:frame>
        <draw:frame draw:style-name="gr6" draw:text-style-name="P7" draw:layer="layout" svg:width="5.158cm" svg:height="0.412cm" svg:x="12.347cm" svg:y="14.719cm">
          <draw:text-box>
            <text:p text:style-name="P2"><text:span text:style-name="T7">_________________</text:span><text:span text:style-name="T7">____________</text:span></text:p>
          </draw:text-box>
        </draw:frame>
        <draw:frame draw:style-name="gr6" draw:text-style-name="P7" draw:layer="layout" svg:width="5.692cm" svg:height="0.412cm" svg:x="2.949cm" svg:y="15.318cm">
          <draw:text-box>
            <text:p text:style-name="P2"><text:span text:style-name="T7">Date </text:span><text:span text:style-name="T7">_________________</text:span><text:span text:style-name="T7">_________:</text:span></text:p>
          </draw:text-box>
        </draw:frame>
        <draw:frame draw:style-name="gr6" draw:text-style-name="P7" draw:layer="layout" svg:width="5.158cm" svg:height="0.412cm" svg:x="12.347cm" svg:y="15.318cm">
          <draw:text-box>
            <text:p text:style-name="P2"><text:span text:style-name="T7">_________________</text:span><text:span text:style-name="T7">____________</text:span></text:p>
          </draw:text-box>
        </draw:frame>
        <draw:frame draw:style-name="gr6" draw:text-style-name="P7" draw:layer="layout" svg:width="5.692cm" svg:height="0.412cm" svg:x="2.949cm" svg:y="15.918cm">
          <draw:text-box>
            <text:p text:style-name="P2"><text:span text:style-name="T7">Date </text:span><text:span text:style-name="T7">_________________</text:span><text:span text:style-name="T7">_________:</text:span></text:p>
          </draw:text-box>
        </draw:frame>
        <draw:frame draw:style-name="gr6" draw:text-style-name="P7" draw:layer="layout" svg:width="5.158cm" svg:height="0.412cm" svg:x="12.347cm" svg:y="15.918cm">
          <draw:text-box>
            <text:p text:style-name="P2"><text:span text:style-name="T7">_________________</text:span><text:span text:style-name="T7">____________</text:span></text:p>
          </draw:text-box>
        </draw:frame>
        <draw:frame draw:style-name="gr6" draw:text-style-name="P7" draw:layer="layout" svg:width="5.692cm" svg:height="0.412cm" svg:x="2.949cm" svg:y="16.518cm">
          <draw:text-box>
            <text:p text:style-name="P2"><text:span text:style-name="T7">Date </text:span><text:span text:style-name="T7">_________________</text:span><text:span text:style-name="T7">_________:</text:span></text:p>
          </draw:text-box>
        </draw:frame>
        <draw:frame draw:style-name="gr6" draw:text-style-name="P7" draw:layer="layout" svg:width="5.158cm" svg:height="0.412cm" svg:x="12.347cm" svg:y="16.518cm">
          <draw:text-box>
            <text:p text:style-name="P2"><text:span text:style-name="T7">_________________</text:span><text:span text:style-name="T7">____________</text:span></text:p>
          </draw:text-box>
        </draw:frame>
        <draw:frame draw:style-name="gr6" draw:text-style-name="P7" draw:layer="layout" svg:width="5.692cm" svg:height="0.412cm" svg:x="2.949cm" svg:y="17.117cm">
          <draw:text-box>
            <text:p text:style-name="P2"><text:span text:style-name="T7">Date </text:span><text:span text:style-name="T7">_________________</text:span><text:span text:style-name="T7">_________:</text:span></text:p>
          </draw:text-box>
        </draw:frame>
        <draw:frame draw:style-name="gr6" draw:text-style-name="P7" draw:layer="layout" svg:width="5.158cm" svg:height="0.412cm" svg:x="12.347cm" svg:y="17.117cm">
          <draw:text-box>
            <text:p text:style-name="P2"><text:span text:style-name="T7">_________________</text:span><text:span text:style-name="T7">____________</text:span></text:p>
          </draw:text-box>
        </draw:frame>
        <draw:frame draw:style-name="gr6" draw:text-style-name="P7" draw:layer="layout" svg:width="1.454cm" svg:height="0.416cm" svg:x="2.949cm" svg:y="17.925cm">
          <draw:text-box>
            <text:p text:style-name="P2"><text:span text:style-name="T19">Report</text:span><text:span text:style-name="T7"> </text:span></text:p>
          </draw:text-box>
        </draw:frame>
        <draw:frame draw:style-name="gr6" draw:text-style-name="P7" draw:layer="layout" svg:width="6.733cm" svg:height="0.412cm" svg:x="2.949cm" svg:y="18.828cm">
          <draw:text-box>
            <text:p text:style-name="P2"><text:span text:style-name="T7">Submission </text:span><text:span text:style-name="T7">deadline for </text:span><text:span text:style-name="T7">introduction:</text:span></text:p>
          </draw:text-box>
        </draw:frame>
        <draw:frame draw:style-name="gr6" draw:text-style-name="P7" draw:layer="layout" svg:width="5.158cm" svg:height="0.412cm" svg:x="12.347cm" svg:y="18.828cm">
          <draw:text-box>
            <text:p text:style-name="P2"><text:span text:style-name="T7">_________________</text:span><text:span text:style-name="T7">____________</text:span></text:p>
          </draw:text-box>
        </draw:frame>
        <draw:frame draw:style-name="gr6" draw:text-style-name="P7" draw:layer="layout" svg:width="5.992cm" svg:height="0.412cm" svg:x="2.949cm" svg:y="19.428cm">
          <draw:text-box>
            <text:p text:style-name="P2"><text:span text:style-name="T7">Submission </text:span><text:span text:style-name="T7">deadline for </text:span><text:span text:style-name="T7">method: </text:span></text:p>
          </draw:text-box>
        </draw:frame>
        <draw:frame draw:style-name="gr6" draw:text-style-name="P7" draw:layer="layout" svg:width="5.158cm" svg:height="0.412cm" svg:x="12.347cm" svg:y="19.428cm">
          <draw:text-box>
            <text:p text:style-name="P2"><text:span text:style-name="T7">_________________</text:span><text:span text:style-name="T7">____________</text:span></text:p>
          </draw:text-box>
        </draw:frame>
        <draw:frame draw:style-name="gr6" draw:text-style-name="P7" draw:layer="layout" svg:width="5.869cm" svg:height="0.412cm" svg:x="2.949cm" svg:y="20.028cm">
          <draw:text-box>
            <text:p text:style-name="P2"><text:span text:style-name="T7">Submission </text:span><text:span text:style-name="T7">deadline for </text:span><text:span text:style-name="T7">results: </text:span></text:p>
          </draw:text-box>
        </draw:frame>
        <draw:frame draw:style-name="gr6" draw:text-style-name="P7" draw:layer="layout" svg:width="5.158cm" svg:height="0.412cm" svg:x="12.347cm" svg:y="20.028cm">
          <draw:text-box>
            <text:p text:style-name="P2"><text:span text:style-name="T7">_________________</text:span><text:span text:style-name="T7">____________</text:span></text:p>
          </draw:text-box>
        </draw:frame>
        <draw:frame draw:style-name="gr6" draw:text-style-name="P7" draw:layer="layout" svg:width="6.504cm" svg:height="0.412cm" svg:x="2.949cm" svg:y="20.628cm">
          <draw:text-box>
            <text:p text:style-name="P2"><text:span text:style-name="T7">Submission </text:span><text:span text:style-name="T7">deadline for </text:span><text:span text:style-name="T7">discussion: </text:span></text:p>
          </draw:text-box>
        </draw:frame>
        <draw:frame draw:style-name="gr6" draw:text-style-name="P7" draw:layer="layout" svg:width="5.158cm" svg:height="0.412cm" svg:x="12.347cm" svg:y="20.628cm">
          <draw:text-box>
            <text:p text:style-name="P2"><text:span text:style-name="T7">_________________</text:span><text:span text:style-name="T7">____________</text:span></text:p>
          </draw:text-box>
        </draw:frame>
        <draw:frame draw:style-name="gr6" draw:text-style-name="P7" draw:layer="layout" svg:width="7.533cm" svg:height="0.412cm" svg:x="2.949cm" svg:y="21.227cm">
          <draw:text-box>
            <text:p text:style-name="P2"><text:span text:style-name="T7">Submission </text:span><text:span text:style-name="T7">deadline for </text:span><text:span text:style-name="T7">report summary: </text:span></text:p>
          </draw:text-box>
        </draw:frame>
        <draw:frame draw:style-name="gr6" draw:text-style-name="P7" draw:layer="layout" svg:width="5.158cm" svg:height="0.412cm" svg:x="12.347cm" svg:y="21.227cm">
          <draw:text-box>
            <text:p text:style-name="P2"><text:span text:style-name="T7">_________________</text:span><text:span text:style-name="T7">____________</text:span></text:p>
          </draw:text-box>
        </draw:frame>
        <draw:frame draw:style-name="gr6" draw:text-style-name="P7" draw:layer="layout" svg:width="8.041cm" svg:height="0.412cm" svg:x="2.949cm" svg:y="21.827cm">
          <draw:text-box>
            <text:p text:style-name="P2"><text:span text:style-name="T7">Submission </text:span><text:span text:style-name="T7">deadline for first </text:span><text:span text:style-name="T7">draft of report: </text:span></text:p>
          </draw:text-box>
        </draw:frame>
        <draw:frame draw:style-name="gr6" draw:text-style-name="P7" draw:layer="layout" svg:width="5.158cm" svg:height="0.412cm" svg:x="12.347cm" svg:y="21.827cm">
          <draw:text-box>
            <text:p text:style-name="P2"><text:span text:style-name="T7">_________________</text:span><text:span text:style-name="T7">____________</text:span></text:p>
          </draw:text-box>
        </draw:frame>
        <draw:frame draw:style-name="gr6" draw:text-style-name="P7" draw:layer="layout" svg:width="8.096cm" svg:height="0.412cm" svg:x="2.949cm" svg:y="22.427cm">
          <draw:text-box>
            <text:p text:style-name="P2"><text:span text:style-name="T7">Submission </text:span><text:span text:style-name="T7">deadline for final </text:span><text:span text:style-name="T7">draft of report: </text:span></text:p>
          </draw:text-box>
        </draw:frame>
        <draw:frame draw:style-name="gr6" draw:text-style-name="P7" draw:layer="layout" svg:width="5.158cm" svg:height="0.412cm" svg:x="12.347cm" svg:y="22.427cm">
          <draw:text-box>
            <text:p text:style-name="P2"><text:span text:style-name="T7">_________________</text:span><text:span text:style-name="T7">____________</text:span></text:p>
          </draw:text-box>
        </draw:frame>
        <draw:frame draw:style-name="gr6" draw:text-style-name="P7" draw:layer="layout" svg:width="5.692cm" svg:height="0.412cm" svg:x="2.949cm" svg:y="23.027cm">
          <draw:text-box>
            <text:p text:style-name="P2"><text:span text:style-name="T7">Date </text:span><text:span text:style-name="T7">_________________</text:span><text:span text:style-name="T7">_________:</text:span></text:p>
          </draw:text-box>
        </draw:frame>
        <draw:frame draw:style-name="gr6" draw:text-style-name="P7" draw:layer="layout" svg:width="5.158cm" svg:height="0.412cm" svg:x="12.347cm" svg:y="23.027cm">
          <draw:text-box>
            <text:p text:style-name="P2"><text:span text:style-name="T7">_________________</text:span><text:span text:style-name="T7">____________</text:span></text:p>
          </draw:text-box>
        </draw:frame>
        <draw:frame draw:style-name="gr6" draw:text-style-name="P7" draw:layer="layout" svg:width="5.692cm" svg:height="0.412cm" svg:x="2.949cm" svg:y="23.626cm">
          <draw:text-box>
            <text:p text:style-name="P2"><text:span text:style-name="T7">Date </text:span><text:span text:style-name="T7">_________________</text:span><text:span text:style-name="T7">_________:</text:span></text:p>
          </draw:text-box>
        </draw:frame>
        <draw:frame draw:style-name="gr6" draw:text-style-name="P7" draw:layer="layout" svg:width="5.158cm" svg:height="0.412cm" svg:x="12.347cm" svg:y="23.626cm">
          <draw:text-box>
            <text:p text:style-name="P2"><text:span text:style-name="T7">_________________</text:span><text:span text:style-name="T7">____________</text:span></text:p>
          </draw:text-box>
        </draw:frame>
        <draw:frame draw:style-name="gr6" draw:text-style-name="P7" draw:layer="layout" svg:width="5.692cm" svg:height="0.412cm" svg:x="2.949cm" svg:y="24.226cm">
          <draw:text-box>
            <text:p text:style-name="P2"><text:span text:style-name="T7">Date </text:span><text:span text:style-name="T7">_________________</text:span><text:span text:style-name="T7">_________:</text:span></text:p>
          </draw:text-box>
        </draw:frame>
        <draw:frame draw:style-name="gr6" draw:text-style-name="P7" draw:layer="layout" svg:width="5.158cm" svg:height="0.412cm" svg:x="12.347cm" svg:y="24.226cm">
          <draw:text-box>
            <text:p text:style-name="P2"><text:span text:style-name="T7">_________________</text:span><text:span text:style-name="T7">____________</text:span></text:p>
          </draw:text-box>
        </draw:frame>
        <draw:frame draw:style-name="gr6" draw:text-style-name="P7" draw:layer="layout" svg:width="2.525cm" svg:height="0.416cm" svg:x="2.949cm" svg:y="25.034cm">
          <draw:text-box>
            <text:p text:style-name="P2"><text:span text:style-name="T19">Presentation</text:span></text:p>
          </draw:text-box>
        </draw:frame>
        <draw:frame draw:style-name="gr6" draw:text-style-name="P7" draw:layer="layout" svg:width="6.005cm" svg:height="0.412cm" svg:x="2.949cm" svg:y="25.835cm">
          <draw:text-box>
            <text:p text:style-name="P2"><text:span text:style-name="T7">Submission </text:span><text:span text:style-name="T7">deadline for </text:span><text:span text:style-name="T7">abstract:</text:span></text:p>
          </draw:text-box>
        </draw:frame>
        <draw:frame draw:style-name="gr6" draw:text-style-name="P7" draw:layer="layout" svg:width="5.09cm" svg:height="0.412cm" svg:x="12.347cm" svg:y="25.835cm">
          <draw:text-box>
            <text:p text:style-name="P2"><text:span text:style-name="T7"><text:s/></text:span><text:span text:style-name="T7">_________________</text:span><text:span text:style-name="T7">___________</text:span></text:p>
          </draw:text-box>
        </draw:frame>
        <draw:frame draw:style-name="gr6" draw:text-style-name="P7" draw:layer="layout" svg:width="4.739cm" svg:height="0.412cm" svg:x="2.949cm" svg:y="26.434cm">
          <draw:text-box>
            <text:p text:style-name="P2"><text:span text:style-name="T7">Date of trial </text:span><text:span text:style-name="T7">presentation: </text:span></text:p>
          </draw:text-box>
        </draw:frame>
        <draw:frame draw:style-name="gr6" draw:text-style-name="P7" draw:layer="layout" svg:width="4.98cm" svg:height="0.412cm" svg:x="12.347cm" svg:y="26.434cm">
          <draw:text-box>
            <text:p text:style-name="P2"><text:span text:style-name="T7">_________________</text:span><text:span text:style-name="T7">___________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eorgia1" svg:font-family="Georgia"/>
    <style:font-face style:name="Liberation Serif2" svg:font-family="'Liberation Serif'"/>
    <style:font-face style:name="Rockwell" svg:font-family="Rockwell"/>
    <style:font-face style:name="Verdana1" svg:font-family="Verdana"/>
    <style:font-face style:name="Zapf Dingbats" svg:font-family="'Zapf Dingbats'"/>
    <style:font-face style:name="DejaVu Sans1" svg:font-family="'DejaVu Sans'" style:font-pitch="variable"/>
    <style:font-face style:name="Georgia" svg:font-family="Georgia" style:font-pitch="variable"/>
    <style:font-face style:name="Liberation Serif1" svg:font-family="'Liberation Serif'" style:font-pitch="variable"/>
    <style:font-face style:name="Rockwell1" svg:font-family="Rockwell" style:font-pitch="variable"/>
    <style:font-face style:name="Verdana" svg:font-family="Verdana" style:font-pitch="variable"/>
    <style:font-face style:name="Zapf Dingbats1" svg:font-family="'Zapf Dingbat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5cm" fo:margin-bottom="1cm" fo:margin-left="2.5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3" style:page-layout-name="PM0" draw:style-name="Mdp1"/>
    <style:master-page style:name="master-page3" style:page-layout-name="PM0" draw:style-name="Mdp1"/>
    <style:master-page style:name="master-page58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25T10:22:02.327447870</dc:date>
    <meta:editing-duration>PT7M35S</meta:editing-duration>
    <meta:editing-cycles>1</meta:editing-cycles>
    <meta:document-statistic meta:object-count="187"/>
    <meta:generator>LibreOffice/6.4.6.2$Linux_X86_64 LibreOffice_project/40$Build-2</meta:generator>
  </office:meta>
</office:document-meta>
</file>